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RANDA MIRANDA, OSWALDO MIG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670700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IRANDA MIRANDA, OSWALDO MIG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707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60659013</text:p>
          </table:table-cell>
          <table:table-cell table:style-name="Tabla2.A2" office:value-type="string">
            <text:p text:style-name="P7">14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GESA</text:p>
          </table:table-cell>
          <table:table-cell table:style-name="Tabla3.A2" office:value-type="string">
            <text:p text:style-name="P20">CODORNIZ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ENCINTADO DE C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53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